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5pt" fo:font-weight="bold" style:font-size-asian="25pt" style:font-weight-asian="bold" style:font-size-complex="25pt"/>
    </style:style>
    <style:style style:name="P3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5" style:family="paragraph" style:parent-style-name="Standard">
      <style:paragraph-properties fo:margin-left="3.81cm" fo:margin-right="0cm" fo:margin-top="0cm" fo:margin-bottom="0cm" loext:contextual-spacing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5pt" fo:font-weight="bold" style:font-size-asian="25pt" style:font-weight-asian="bold" style:font-size-complex="25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igences</text:p>
      <text:p text:style-name="P2"/>
      <text:p text:style-name="P3"><text:span text:style-name="T2"><text:tab/></text:span>Communication / export</text:p>
      <text:p text:style-name="P3"/>
      <text:p text:style-name="P1">-Fournir un lien de partage</text:p>
      <text:p text:style-name="P1">-Envoyer un lien de partage via mail</text:p>
      <text:p text:style-name="P1">-Exporter en ical (qui peut être ajouté à un agenda perso)</text:p>
      <text:p text:style-name="P1">-Exporter en pdf</text:p>
      <text:p text:style-name="P1">-Permettre l’impression d’un fichier contenant les événements</text:p>
      <text:p text:style-name="P1">-Envoyer notif dans chat et au modérateur lorsqu’un participant n’est disponible pour aucun des créneaux</text:p>
      <text:p text:style-name="P4"/>
      <text:p text:style-name="P1"/>
      <text:p text:style-name="P7">Création / Edition de l’événement</text:p>
      <text:p text:style-name="P1"/>
      <text:p text:style-name="P1">-Proposer une plage horaire différente pour chaque jour</text:p>
      <text:p text:style-name="P1">-Proposer une entry nom, titre, description pour l’évenment, préciser une deadline (fin de vote)</text:p>
      <text:p text:style-name="P1">-Permettre au créateur de donner ses coordonnées</text:p>
      <text:p text:style-name="P1">-Permettre la sélection de plusieurs jours</text:p>
      <text:p text:style-name="P1">-Sélectionner des dates</text:p>
      <text:p text:style-name="P1">-Sélectionner des heures pour chaque date / Sélectionner des heures pour toutes les dates.</text:p>
      <text:p text:style-name="P1">-Modifier un événement : - Modifier l’objet de l’évènement</text:p>
      <text:p text:style-name="P5"><text:s text:c="6"/>- <text:s/>Modifier une date</text:p>
      <text:p text:style-name="P5"><text:s text:c="6"/>- <text:s/>Modifier un créneau</text:p>
      <text:p text:style-name="P6">-Modifier un choix de date (choix pour chaque utilisateur)</text:p>
      <text:p text:style-name="P1"/>
      <text:p text:style-name="P1"/>
      <text:p text:style-name="P3"><text:span text:style-name="T2"><text:tab/></text:span>Réglages / paramètres</text:p>
      <text:p text:style-name="P1"/>
      <text:p text:style-name="P1">-Changer de langue (anglais)</text:p>
      <text:p text:style-name="P1">-(choisir fuseau horaire)</text:p>
      <text:p text:style-name="P1"/>
      <text:p text:style-name="P1"/>
      <text:p text:style-name="P3"><text:span text:style-name="T2"><text:tab/></text:span>Synchronisation</text:p>
      <text:p text:style-name="P3"/>
      <text:p text:style-name="P1">-Synchroniser les événements avec un agenda perso via lien de synchronisation</text:p>
      <text:p text:style-name="P1"/>
      <text:p text:style-name="P1"/>
      <text:p text:style-name="P1"><text:tab/><text:span text:style-name="T1">Affichage / Choix des dates</text:span></text:p>
      <text:p text:style-name="P1">-Afficher tous les participants et leurs choix</text:p>
      <text:p text:style-name="P1">-Permettre l’ajout de commentaires (dans les cases)</text:p>
      <text:p text:style-name="P1">-Sélectionner par ordre de préférence ou selectionner pas case oui/non</text:p>
      <text:p text:style-name="P1">-Supprimer ses choix</text:p>
      <text:p text:style-name="P1">-Ajouter un commentaire sur chaque choix de date (sélectionné ou non)</text:p>
      <text:p text:style-name="P1"><text:soft-page-break/>-Envoyer un message sur le chat</text:p>
      <text:p text:style-name="P1">-Envoyer un msg au créateur si pas de disponibilité</text:p>
      <text:p text:style-name="P6"/>
      <text:p text:style-name="P1"/>
      <text:p text:style-name="P1"><text:tab/><text:span text:style-name="T1">Contraintes</text:span></text:p>
      <text:p text:style-name="P3"/>
      <text:p text:style-name="P1">-Obliger les participants à avoir des pseudos différents</text:p>
      <text:p text:style-name="P1">-Permettre un accès sans inscription et sans connex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10-13T16:14:26.714334024</dc:date>
    <meta:editing-duration>PT37S</meta:editing-duration>
    <meta:editing-cycles>1</meta:editing-cycles>
    <meta:document-statistic meta:table-count="0" meta:image-count="0" meta:object-count="0" meta:page-count="2" meta:paragraph-count="35" meta:word-count="232" meta:character-count="1547" meta:non-whitespace-character-count="1331"/>
  </office:meta>
</office:document-meta>
</file>